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style="italic" style:font-style-asian="italic" style:font-style-complex="italic"/>
    </style:style>
    <style:style style:name="P4" style:family="paragraph" style:parent-style-name="Standard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iopython – Cheat Sheet</text:h>
      <text:p text:style-name="P2"/>
      <text:p text:style-name="P2">Getting started</text:p>
      <text:p text:style-name="P4">import Bio</text:p>
      <text:p text:style-name="P1"/>
      <text:p text:style-name="P4">from Bio.Seq import Seq</text:p>
      <text:p text:style-name="P4">dna = Seq("ACGTTGCA")</text:p>
      <text:p text:style-name="P4">print dna</text:p>
      <text:p text:style-name="P1"/>
      <text:p text:style-name="P3">(alternative)</text:p>
      <text:p text:style-name="P4">from Bio.Alphabet import IUPAC</text:p>
      <text:p text:style-name="P4">dna = Seq("AGTACACTGGT", IUPAC.unambiguous_dna)</text:p>
      <text:p text:style-name="P1"/>
      <text:p text:style-name="P2">Reverse complement, transcribing &amp; translating</text:p>
      <text:p text:style-name="P4">dna.reverse_complement()</text:p>
      <text:p text:style-name="P4">rna = dna.transcribe()</text:p>
      <text:p text:style-name="P4">rna.translate()</text:p>
      <text:p text:style-name="P1"/>
      <text:p text:style-name="P3">(alternative)</text:p>
      <text:p text:style-name="P4">from Bio.Seq import reverse_complement, transcribe, translate</text:p>
      <text:p text:style-name="P4">reverse_complement("GCTGTTATGGGTCGTTGGAAGGGTGGTCGTGCT")</text:p>
      <text:p text:style-name="P4"/>
      <text:p text:style-name="P2">Calculating GC-content</text:p>
      <text:p text:style-name="P4">from Bio.SeqUtils import GC</text:p>
      <text:p text:style-name="P4">GC(dna)</text:p>
      <text:p text:style-name="P1"/>
      <text:p text:style-name="P2">Caculating molecular weight (DNA only)</text:p>
      <text:p text:style-name="P4">from Bio.SeqUtils import molecular_weight</text:p>
      <text:p text:style-name="P4">molecular_weight("ACCCGT")</text:p>
      <text:p text:style-name="P1"/>
      <text:p text:style-name="P2">Loading sequences from a FASTA file</text:p>
      <text:p text:style-name="P4">from Bio import SeqIO</text:p>
      <text:p text:style-name="P4">for record in SeqIO.parse("ls_orchid.fasta", "fasta"):</text:p>
      <text:p text:style-name="P4"><text:s text:c="4"/>print record.seq, len(seq)</text:p>
      <text:p text:style-name="P4"/>
      <text:p text:style-name="P2">Plotting a histogram of seq lengths with pylab (needs to be installed separately)</text:p>
      <text:p text:style-name="P4">import pylab</text:p>
      <text:p text:style-name="P4">pylab.hist(sizes, bins=20)</text:p>
      <text:p text:style-name="P4">pylab.title("%i orchid sequences\nLengths %i to %i" \</text:p>
      <text:p text:style-name="P4"><text:s text:c="12"/>% (len(sizes), min(sizes), max(sizes)))</text:p>
      <text:p text:style-name="P4">pylab.xlabel("Sequence length (bp)")</text:p>
      <text:p text:style-name="P4">pylab.ylabel("Count")</text:p>
      <text:p text:style-name="P4">pylab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2T10:27:53.56</meta:creation-date>
    <meta:document-statistic meta:table-count="0" meta:image-count="0" meta:object-count="0" meta:page-count="1" meta:paragraph-count="34" meta:word-count="112" meta:character-count="1020"/>
    <dc:date>2012-11-12T10:47:05.39</dc:date>
    <meta:editing-duration>PT4M</meta:editing-duration>
    <meta:editing-cycles>1</meta:editing-cycles>
    <meta:generator>OpenOffice.org/3.3$Win32 OpenOffice.org_project/330m20$Build-9567</meta:generator>
  </office:meta>
</office:document-meta>
</file>